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Times New Roman"/>
    </style:style>
    <style:style style:name="P3" style:family="paragraph" style:parent-style-name="Heading_20_1">
      <style:text-properties style:font-name="Times New Roman"/>
    </style:style>
    <style:style style:name="P4" style:family="paragraph" style:parent-style-name="Heading_20_3">
      <style:text-properties style:font-name="Times New Roman"/>
    </style:style>
    <style:style style:name="T1"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Major components</text:h>
      <text:p text:style-name="P1"/>
      <text:h text:style-name="P4" text:outline-level="3">LevelController: </text:h>
      <text:p text:style-name="P1">This class is a large controller class that gets information from the Level and Player classes. It checks whether a level has been completed, the game has been paused or if a game over has occurred. It also checks how the player will interact with different kinds of blocks on the level, such as movable blocks or dangerous blocks or if he can move to them. The class also processes the input of the user so the player moves accordingly.</text:p>
      <text:p text:style-name="P1"/>
      <text:h text:style-name="P4" text:outline-level="3">SoundHandler: </text:h>
      <text:p text:style-name="P1">This class is used for the sounds in the game. It loads sounds from files for the class to use. The playing of a certain sound is used with a respective method.</text:p>
      <text:p text:style-name="P1"/>
      <text:h text:style-name="P4" text:outline-level="3">LevelRenderer: </text:h>
      <text:p text:style-name="P1">This class represents the rendering of a level in the game. It gets information from the Level class to know what kind of block to put where on the screen. The class also loads the textures and draws the player. </text:p>
      <text:p text:style-name="P1"/>
      <text:h text:style-name="P4" text:outline-level="3">Block:</text:h>
      <text:p text:style-name="P1">This class represents a block in the game. A level is made of several different kinds of blocks. It can have a variety of different attributes. Such as if its slippery or not, hazardous, solid or movable. </text:p>
      <text:p text:style-name="P1"/>
      <text:h text:style-name="P4" text:outline-level="3">Player:</text:h>
      <text:p text:style-name="P1">This class represents the player and his attributes. Such as speed, position, state and the number of keys he has. </text:p>
      <text:p text:style-name="P1"/>
      <text:h text:style-name="P4" text:outline-level="3">Level:</text:h>
      <text:p text:style-name="P1">This model class represents a level in the game. A level contains a player and blocks on different layers. A level is read from a file to help identify the locations of different kinds of blocks and the player starting location. For example, blocks that the player collides with are placed upon the collision layer and walkable blocks are placed upon the ground layer.</text:p>
      <text:p text:style-name="P1"/>
      <text:h text:style-name="P4" text:outline-level="3">GameScreen:</text:h>
      <text:p text:style-name="Text_20_body"><text:span text:style-name="T1">This libgdx class represents a game screen. It uses a LevelRenderer to draw the level on the screen and also sets up the directional pad and score display.</text:span></text:p>
      <text:h text:style-name="P4" text:outline-level="3"><text:soft-page-break/>GameClient:</text:h>
      <text:p text:style-name="Text_20_body"><text:span text:style-name="T1">This class handles connections with a server and sends a HighScore object (a small serializable class, used for the score in the game) <text:s/>to the server so the high score gets properly added to the high score scr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32M48S</meta:editing-duration>
    <meta:editing-cycles>11</meta:editing-cycles>
    <meta:generator>OpenOffice.org/3.2$Win32 OpenOffice.org_project/320m12$Build-9483</meta:generator>
    <dc:date>2013-10-24T13:20:16.11</dc:date>
    <dc:creator>Lucas Wiman</dc:creator>
    <meta:document-statistic meta:table-count="0" meta:image-count="0" meta:object-count="0" meta:page-count="2" meta:paragraph-count="17" meta:word-count="349" meta:character-count="1968"/>
    <meta:user-defined meta:name="Info 1"/>
    <meta:user-defined meta:name="Info 2"/>
    <meta:user-defined meta:name="Info 3"/>
    <meta:user-defined meta:name="Info 4"/>
  </office:meta>
</office:document-meta>
</file>